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265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order-bottom="0.74pt solid #000000" fo:background-color="#c9211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42" style:family="table-cell" style:parent-style-name="Default" style:data-style-name="N4">
      <style:table-cell-properties fo:border-bottom="0.74pt solid #000000" fo:background-color="#00a933" fo:border-left="none" fo:border-right="0.74pt solid #000000" fo:border-top="0.74pt solid #000000"/>
      <style:text-properties style:use-window-font-color="true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</style:style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52" style:family="table-cell" style:parent-style-name="Default" style:data-style-name="N4">
      <style:table-cell-properties fo:border-bottom="none" fo:background-color="#729fcf" fo:border-left="0.74pt solid #000000" fo:border-right="0.74pt solid #000000" fo:border-top="none"/>
    </style:style>
    <style:style style:name="ce54" style:family="table-cell" style:parent-style-name="Default" style:data-style-name="N4">
      <style:table-cell-properties fo:border-bottom="0.74pt solid #000000" fo:background-color="#729fcf" fo:border-left="0.74pt solid #000000" fo:border-right="0.74pt solid #000000" fo:border-top="none"/>
    </style:style>
    <style:style style:name="ce55" style:family="table-cell" style:parent-style-name="Default">
      <style:table-cell-properties fo:border-bottom="0.74pt solid #000000" fo:background-color="#c9211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4">
      <style:table-cell-properties fo:background-color="#c9211e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70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7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4" table:default-cell-style-name="Default"/>
        <table:table-column table:style-name="co5" table:default-cell-style-name="ce16"/>
        <table:table-column table:style-name="co6" table:default-cell-style-name="ce21"/>
        <table:table-column table:style-name="co7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number-columns-repeated="5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jeudi</text:p>
          </table:table-cell>
          <table:table-cell table:number-columns-repeated="5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5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lundi</text:p>
          </table:table-cell>
          <table:table-cell table:number-columns-repeated="5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5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ercredi</text:p>
          </table:table-cell>
          <table:table-cell table:number-columns-repeated="5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vendredi</text:p>
          </table:table-cell>
          <table:table-cell table:number-columns-repeated="5"/>
          <table:table-cell table:formula="of:=SUM([.F15])-[.E15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6])-[.E1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7])-[.E1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18])-[.E1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/>
          <table:table-cell table:style-name="ce39"/>
          <table:table-cell table:style-name="ce2"/>
          <table:table-cell table:style-name="ce18"/>
          <table:table-cell table:style-name="ce23"/>
          <table:table-cell table:formula="of:=SUM([.F19])-[.E19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3"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style-name="ce52" office:value-type="string" calcext:value-type="string">
            <text:p>TOTAL H PREVI</text:p>
          </table:table-cell>
          <table:table-cell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15H00M00S" calcext:value-type="time">
            <text:p>115:00:00</text:p>
          </table:table-cell>
        </table:table-row>
        <table:table-row table:style-name="ro1">
          <table:table-cell table:style-name="ce10" office:value-type="string" calcext:value-type="string">
            <text:p>TOT HEURE FAIT :</text:p>
          </table:table-cell>
          <table:table-cell table:style-name="ce42" office:value-type="float" office:value="85" calcext:value-type="float">
            <text:p>85,00</text:p>
          </table:table-cell>
          <table:table-cell table:style-name="ce54" table:formula="of:=SUM([.C4:.C34])" office:value-type="float" office:value="96" calcext:value-type="float">
            <text:p>96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 table:style-name="ce13" office:value-type="string" calcext:value-type="string">
            <text:p>RESTE A FAIRE : </text:p>
          </table:table-cell>
          <table:table-cell table:style-name="ce43" table:formula="of:=SUM([.B36])-[.F38]" office:value-type="float" office:value="-55" calcext:value-type="float">
            <text:p>-55</text:p>
          </table:table-cell>
          <table:table-cell table:style-name="ce55" office:value-type="string" calcext:value-type="string">
            <text:p>HEURES</text:p>
          </table:table-cell>
          <table:table-cell/>
          <table:table-cell table:style-name="ce51" table:formula="of:=SUM([.B36:.C36])" office:value-type="float" office:value="181" calcext:value-type="float">
            <text:p>181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75" table:formula="of:=SUM([.F38])-[.E38]" office:value-type="float" office:value="-41" calcext:value-type="float">
            <text:p>-41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JOUR de <text:s/>WE RESTANT</text:p>
          </table:table-cell>
          <table:table-cell table:style-name="Default" table:number-columns-repeated="2"/>
          <table:table-cell table:style-name="ce56" office:value-type="string" calcext:value-type="string">
            <text:p>JOUR RESTANT</text:p>
          </table:table-cell>
          <table:table-cell table:style-name="ce47" office:value-type="string" calcext:value-type="string">
            <text:p>HEURES A FAIRE</text:p>
          </table:table-cell>
          <table:table-cell table:style-name="ce47" office:value-type="string" calcext:value-type="string">
            <text:p>MOY/JOUR</text:p>
          </table:table-cell>
          <table:table-cell table:style-name="Default"/>
        </table:table-row>
        <table:table-row table:style-name="ro1">
          <table:table-cell table:style-name="ce12" office:value-type="float" office:value="4" calcext:value-type="float">
            <text:p>4,00</text:p>
          </table:table-cell>
          <table:table-cell table:style-name="Default" table:number-columns-repeated="2"/>
          <table:table-cell table:style-name="ce57" table:formula="of:=COUNTIF([.C4:.C34];&quot;&gt;0&quot;)" office:value-type="float" office:value="14" calcext:value-type="float">
            <text:p>14,00</text:p>
          </table:table-cell>
          <table:table-cell table:style-name="ce62" office:value-type="string" calcext:value-type="string">
            <text:p>SUR PREVIS</text:p>
          </table:table-cell>
          <table:table-cell table:style-name="ce70" table:formula="of:=SUM([.G38])/[.D43]" office:value-type="float" office:value="-2.92857142857143" calcext:value-type="float">
            <text:p>-2,9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58" office:value-type="string" calcext:value-type="string">
            <text:p>OBJECTIF : 140 H</text:p>
          </table:table-cell>
          <table:table-cell table:style-name="ce62" office:value-type="string" calcext:value-type="string">
            <text:p>Hors WeekEnd</text:p>
          </table:table-cell>
          <table:table-cell table:style-name="ce70" table:formula="of:=SUM([.B38]*-1)/(([.D43])-([.A43]))" office:value-type="float" office:value="5.5" calcext:value-type="float">
            <text:p>5,5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2" office:value-type="string" calcext:value-type="string">
            <text:p>Avec WeeEnd</text:p>
          </table:table-cell>
          <table:table-cell table:style-name="ce70" table:formula="of:=SUM([.B38]*-1)/([.D43])" office:value-type="float" office:value="3.92857142857143" calcext:value-type="float">
            <text:p>3,93</text:p>
          </table:table-cell>
          <table:table-cell table:style-name="Default"/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E43:Feuille1.E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  <calcext:conditional-format calcext:target-range-address="Feuille1.B38:Feuille1.B38">
            <calcext:color-scale>
              <calcext:color-scale-entry calcext:value="-140" calcext:type="number" calcext:color="#c9211e"/>
              <calcext:color-scale-entry calcext:value="0" calcext:type="number" calcext:color="#00a933"/>
            </calcext:color-scale>
          </calcext:conditional-format>
          <calcext:conditional-format calcext:target-range-address="Feuille1.F43:Feuille1.F45">
            <calcext:color-scale>
              <calcext:color-scale-entry calcext:value="0" calcext:type="number" calcext:color="#00a933"/>
              <calcext:color-scale-entry calcext:value="12" calcext:type="number" calcext:color="#c9211e"/>
            </calcext:color-scale>
          </calcext:conditional-format>
          <calcext:conditional-format calcext:target-range-address="Feuille1.G38:Feuille1.G38">
            <calcext:color-scale>
              <calcext:color-scale-entry calcext:value="0" calcext:type="number" calcext:color="#00a933"/>
              <calcext:color-scale-entry calcext:value="140" calcext:type="number" calcext:color="#c9211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7T16:59:01.312208448</dc:date>
    <meta:editing-duration>PT7H19M</meta:editing-duration>
    <meta:editing-cycles>32</meta:editing-cycles>
    <meta:generator>LibreOffice/7.3.7.2$Linux_X86_64 LibreOffice_project/30$Build-2</meta:generator>
    <meta:document-statistic meta:table-count="1" meta:cell-count="151" meta:object-count="0"/>
  </office:meta>
</office:document-meta>
</file>